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7.541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9.71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826cm"/>
    </style:style>
    <style:style style:name="co14" style:family="table-column">
      <style:table-column-properties fo:break-before="auto" style:column-width="1.61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aeaaa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able-cell-properties fo:background-color="#d0cec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Vírgula" style:data-style-name="N112"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8pt" style:language-asian="zh" style:country-asian="CN" style:font-style-asian="normal" style:font-weight-asian="normal" style:font-family-complex="'Segoe UI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14" table:default-cell-style-name="ce5"/>
        <table:table-column table:style-name="co7" table:number-columns-repeated="6" table:default-cell-style-name="ce1"/>
        <table:table-column table:style-name="co7" table:number-columns-repeated="40" table:default-cell-style-name="ce5"/>
        <table:table-column table:style-name="co7" table:number-columns-repeated="960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Matri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9" office:value-type="string" calcext:value-type="string" table:number-columns-spanned="1" table:number-rows-spanned="3">
            <office:annotation draw:style-name="gr1" draw:text-style-name="P2" svg:width="7.646cm" svg:height="1.005cm" svg:x="34.184cm" svg:y="0.026cm" draw:caption-point-x="19.119cm" draw:caption-point-y="-0.016cm">
              <dc:creator>Guilherme Nunes</dc:creator>
              <dc:date>2021-01-27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5" table:number-columns-repeated="6"/>
          <table:table-cell table:number-columns-repeated="1000"/>
        </table:table-row>
        <table:table-row table:style-name="ro1">
          <table:covered-table-cell table:number-columns-repeated="4" table:style-name="ce4"/>
          <table:table-cell table:style-name="ce9" office:value-type="string" calcext:value-type="string" table:number-columns-spanned="2" table:number-rows-spanned="1">
            <text:p>Remuneração Básica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4"/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1.138cm" svg:x="20.929cm" svg:y="0.106cm" draw:caption-point-x="18.88cm" draw:caption-point-y="0.3cm">
              <dc:creator>Guilherme Nunes</dc:creator>
              <dc:date>2021-01-27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1.032cm" svg:x="23.31cm" svg:y="0.106cm" draw:caption-point-x="18.828cm" draw:caption-point-y="0.3cm">
              <dc:creator>Guilherme Nunes</dc:creator>
              <dc:date>2021-01-27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0.741cm" svg:x="25.135cm" svg:y="0.106cm" draw:caption-point-x="18.828cm" draw:caption-point-y="0.3cm">
              <dc:creator>Guilherme Nunes</dc:creator>
              <dc:date>2021-01-27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9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4"/>
          <table:table-cell table:style-name="ce9" office:value-type="string" calcext:value-type="string" table:number-columns-spanned="1" table:number-rows-spanned="2">
            <office:annotation draw:style-name="gr1" draw:text-style-name="P2" svg:width="6.218cm" svg:height="0.635cm" svg:x="32.491cm" svg:y="0.106cm" draw:caption-point-x="19.198cm" draw:caption-point-y="0.3cm">
              <dc:creator>Guilherme Nunes</dc:creator>
              <dc:date>2021-01-27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4"/>
          <table:table-cell table:style-name="ce5" table:number-columns-repeated="6"/>
          <table:table-cell table:number-columns-repeated="1000"/>
        </table:table-row>
        <table:table-row table:style-name="ro2">
          <table:covered-table-cell table:number-columns-repeated="4" table:style-name="ce4"/>
          <table:table-cell table:style-name="ce6" office:value-type="string" calcext:value-type="string">
            <office:annotation draw:style-name="gr1" draw:text-style-name="P2" svg:width="6.085cm" svg:height="1.693cm" svg:x="9.022cm" svg:y="0.503cm" draw:caption-point-x="18.802cm" draw:caption-point-y="0.3cm">
              <dc:creator>Guilherme Nunes</dc:creator>
              <dc:date>2021-01-27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11.218cm" svg:y="0.503cm" draw:caption-point-x="18.987cm" draw:caption-point-y="0.3cm">
              <dc:creator>Guilherme Nunes</dc:creator>
              <dc:date>2021-01-27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6" office:value-type="string" calcext:value-type="string">
            <office:annotation draw:style-name="gr1" draw:text-style-name="P2" svg:width="7.646cm" svg:height="1.826cm" svg:x="12.912cm" svg:y="0.503cm" draw:caption-point-x="18.986cm" draw:caption-point-y="0.3cm">
              <dc:creator>Guilherme Nunes</dc:creator>
              <dc:date>2021-01-27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14.605cm" svg:y="0.503cm" draw:caption-point-x="18.934cm" draw:caption-point-y="0.3cm">
              <dc:creator>Guilherme Nunes</dc:creator>
              <dc:date>2021-01-27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6" office:value-type="string" calcext:value-type="string">
            <office:annotation draw:style-name="gr1" draw:text-style-name="P2" svg:width="7.646cm" svg:height="1.085cm" svg:x="16.616cm" svg:y="0.503cm" draw:caption-point-x="19.092cm" draw:caption-point-y="0.3cm">
              <dc:creator>Guilherme Nunes</dc:creator>
              <dc:date>2021-01-27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6" office:value-type="string" calcext:value-type="string">
            <office:annotation draw:style-name="gr1" draw:text-style-name="P2" svg:width="7.646cm" svg:height="2.143cm" svg:x="18.627cm" svg:y="0.503cm" draw:caption-point-x="18.986cm" draw:caption-point-y="0.3cm">
              <dc:creator>Guilherme Nunes</dc:creator>
              <dc:date>2021-01-27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4"/>
          <table:table-cell table:style-name="ce6" office:value-type="string" calcext:value-type="string">
            <office:annotation draw:style-name="gr1" draw:text-style-name="P2" svg:width="7.646cm" svg:height="1.402cm" svg:x="27.384cm" svg:y="0.503cm" draw:caption-point-x="18.749cm" draw:caption-point-y="0.3cm">
              <dc:creator>Guilherme Nunes</dc:creator>
              <dc:date>2021-01-27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6" office:value-type="string" calcext:value-type="string">
            <office:annotation draw:style-name="gr1" draw:text-style-name="P2" svg:width="4.736cm" svg:height="0.635cm" svg:x="28.601cm" svg:y="0.503cm" draw:caption-point-x="19.225cm" draw:caption-point-y="0.3cm">
              <dc:creator>Guilherme Nunes</dc:creator>
              <dc:date>2021-01-27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30.798cm" svg:y="0.503cm" draw:caption-point-x="19.198cm" draw:caption-point-y="0.3cm">
              <dc:creator>Guilherme Nunes</dc:creator>
              <dc:date>2021-01-27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4"/>
          <table:table-cell table:style-name="ce5" table:number-columns-repeated="6"/>
          <table:table-cell table:number-columns-repeated="1000"/>
        </table:table-row>
        <table:table-row table:style-name="ro3">
          <table:table-cell office:value-type="float" office:value="2250" calcext:value-type="float">
            <text:p>2250</text:p>
          </table:table-cell>
          <table:table-cell office:value-type="string" calcext:value-type="string">
            <text:p>ADELMO PI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12" office:value-type="float" office:value="33689.1" calcext:value-type="float">
            <text:p>33.689,10 </text:p>
          </table:table-cell>
          <table:table-cell table:number-columns-repeated="2" table:style-name="ce12" office:value-type="float" office:value="0" calcext:value-type="float">
            <text:p>0,00 </text:p>
          </table:table-cell>
          <table:table-cell table:style-name="ce12" office:value-type="float" office:value="20728.12" calcext:value-type="float">
            <text:p>20.728,12 </text:p>
          </table:table-cell>
          <table:table-cell table:number-columns-repeated="2" table:style-name="ce12" office:value-type="float" office:value="0" calcext:value-type="float">
            <text:p>0,00 </text:p>
          </table:table-cell>
          <table:table-cell table:style-name="ce12" office:value-type="float" office:value="1684.44" calcext:value-type="float">
            <text:p>1.684,44 </text:p>
          </table:table-cell>
          <table:table-cell table:style-name="ce12" office:value-type="float" office:value="30905.86" calcext:value-type="float">
            <text:p>30.905,86 </text:p>
          </table:table-cell>
          <table:table-cell table:style-name="ce12" office:value-type="float" office:value="87007.52" calcext:value-type="float">
            <text:p>87.007,52 </text:p>
          </table:table-cell>
          <table:table-cell table:style-name="ce12" office:value-type="float" office:value="-8461.43" calcext:value-type="float">
            <text:p>(8.461,43)</text:p>
          </table:table-cell>
          <table:table-cell table:style-name="ce12" office:value-type="float" office:value="-15276.49" calcext:value-type="float">
            <text:p>(15.276,49)</text:p>
          </table:table-cell>
          <table:table-cell table:style-name="ce12" office:value-type="float" office:value="0" calcext:value-type="float">
            <text:p>0,00 </text:p>
          </table:table-cell>
          <table:table-cell table:style-name="ce12" office:value-type="float" office:value="-23737.92" calcext:value-type="float">
            <text:p>(23.737,92)</text:p>
          </table:table-cell>
          <table:table-cell table:style-name="ce12" office:value-type="float" office:value="63269.6" calcext:value-type="float">
            <text:p>63.269,60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4/01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6614">
          <table:table-cell table:number-columns-repeated="1024"/>
        </table:table-row>
        <table:table-row table:style-name="ro4" table:number-rows-repeated="19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 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írgul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4:57:43.2103446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21-01-27T13:00:50Z</meta:creation-date>
    <dc:date>2021-02-08T15:47:47.338055028</dc:date>
    <meta:editing-duration>PT40M46S</meta:editing-duration>
    <meta:editing-cycles>2</meta:editing-cycles>
    <meta:document-statistic meta:table-count="1" meta:cell-count="56" meta:object-count="0"/>
  </office:meta>
</office:document-meta>
</file>